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053e75"/>
    </style:style>
    <style:style style:name="P2" style:family="paragraph" style:parent-style-name="Text_20_body">
      <style:text-properties fo:font-size="14pt" officeooo:rsid="000648fe" officeooo:paragraph-rsid="000648fe" style:font-size-asian="12.25pt" style:font-size-complex="14pt"/>
    </style:style>
    <style:style style:name="P3" style:family="paragraph" style:parent-style-name="Text_20_body">
      <style:text-properties fo:font-size="14pt" officeooo:rsid="0006dce4" officeooo:paragraph-rsid="0006dce4" style:font-size-asian="12.25pt" style:font-size-complex="14pt"/>
    </style:style>
    <style:style style:name="P4" style:family="paragraph" style:parent-style-name="Text_20_body">
      <style:text-properties fo:font-size="14pt" officeooo:rsid="0006dce4" officeooo:paragraph-rsid="00085f17" style:font-size-asian="12.25pt" style:font-size-complex="14pt"/>
    </style:style>
    <style:style style:name="P5" style:family="paragraph" style:parent-style-name="Text_20_body">
      <style:text-properties fo:font-size="14pt" officeooo:rsid="0006dce4" officeooo:paragraph-rsid="0008d0b3" style:font-size-asian="12.25pt" style:font-size-complex="14pt"/>
    </style:style>
    <style:style style:name="P6" style:family="paragraph" style:parent-style-name="Text_20_body">
      <style:text-properties fo:font-size="14pt" officeooo:rsid="0007ae77" officeooo:paragraph-rsid="0007ae77" style:font-size-asian="12.25pt" style:font-size-complex="14pt"/>
    </style:style>
    <style:style style:name="P7" style:family="paragraph" style:parent-style-name="Text_20_body">
      <style:text-properties fo:font-size="14pt" officeooo:rsid="0008f072" officeooo:paragraph-rsid="0008f072" style:font-size-asian="12.25pt" style:font-size-complex="14pt"/>
    </style:style>
    <style:style style:name="P8" style:family="paragraph" style:parent-style-name="Text_20_body">
      <style:text-properties fo:font-size="14pt" fo:font-weight="normal" officeooo:rsid="0008d0b3" officeooo:paragraph-rsid="0008d0b3" style:font-size-asian="12.25pt" style:font-weight-asian="normal" style:font-size-complex="14pt" style:font-weight-complex="normal"/>
    </style:style>
    <style:style style:name="P9" style:family="paragraph" style:parent-style-name="Text_20_body">
      <style:text-properties fo:font-size="15pt" officeooo:rsid="000ad97f" officeooo:paragraph-rsid="000ad97f" style:font-size-asian="13.1000003814697pt" style:font-size-complex="15pt"/>
    </style:style>
    <style:style style:name="P10" style:family="paragraph" style:parent-style-name="Text_20_body">
      <style:text-properties fo:font-size="15pt" officeooo:rsid="000c1601" officeooo:paragraph-rsid="000c1601" style:font-size-asian="13.1000003814697pt" style:font-size-complex="15pt"/>
    </style:style>
    <style:style style:name="P11" style:family="paragraph" style:parent-style-name="Text_20_body">
      <style:text-properties fo:font-size="15pt" officeooo:rsid="000c1601" officeooo:paragraph-rsid="000c9a9e" style:font-size-asian="13.1000003814697pt" style:font-size-complex="15pt"/>
    </style:style>
    <style:style style:name="P12" style:family="paragraph" style:parent-style-name="Text_20_body">
      <style:text-properties fo:font-size="15pt" officeooo:rsid="001035d7" officeooo:paragraph-rsid="001035d7" style:font-size-asian="13.1000003814697pt" style:font-size-complex="15pt"/>
    </style:style>
    <style:style style:name="P13" style:family="paragraph" style:parent-style-name="Text_20_body">
      <style:text-properties officeooo:rsid="001149f7" officeooo:paragraph-rsid="001149f7"/>
    </style:style>
    <style:style style:name="P14" style:family="paragraph" style:parent-style-name="Text_20_body">
      <style:text-properties fo:font-size="16pt" fo:font-weight="normal" officeooo:rsid="0014316b" officeooo:paragraph-rsid="0014316b" style:font-size-asian="16pt" style:font-weight-asian="normal" style:font-size-complex="16pt" style:font-weight-complex="normal"/>
    </style:style>
    <style:style style:name="P15" style:family="paragraph" style:parent-style-name="Text_20_body">
      <style:text-properties fo:font-size="16pt" fo:font-weight="bold" officeooo:rsid="0014316b" officeooo:paragraph-rsid="0014316b" style:font-size-asian="16pt" style:font-weight-asian="bold" style:font-size-complex="16pt" style:font-weight-complex="bold"/>
    </style:style>
    <style:style style:name="P16" style:family="paragraph" style:parent-style-name="Title">
      <style:text-properties fo:font-size="26pt" officeooo:rsid="0002c560" officeooo:paragraph-rsid="0002c560" style:font-size-asian="26pt" style:font-size-complex="26pt"/>
    </style:style>
    <style:style style:name="P17" style:family="paragraph" style:parent-style-name="Text_20_body">
      <style:text-properties fo:font-size="15pt" officeooo:rsid="000a4046" officeooo:paragraph-rsid="0008f597" style:font-size-asian="13.1000003814697pt" style:font-size-complex="15pt"/>
    </style:style>
    <style:style style:name="P18" style:family="paragraph" style:parent-style-name="Text_20_body">
      <style:text-properties officeooo:rsid="001149f7" officeooo:paragraph-rsid="001149f7"/>
    </style:style>
    <style:style style:name="P19" style:family="paragraph" style:parent-style-name="Text_20_body">
      <style:text-properties officeooo:rsid="00154915" officeooo:paragraph-rsid="00154915"/>
    </style:style>
    <style:style style:name="P20" style:family="paragraph" style:parent-style-name="Heading_20_1">
      <style:text-properties fo:font-size="16pt" officeooo:rsid="00037a64" officeooo:paragraph-rsid="00037a64" style:font-size-asian="16pt" style:font-size-complex="16pt"/>
    </style:style>
    <style:style style:name="P21" style:family="paragraph" style:parent-style-name="Heading_20_1">
      <style:text-properties officeooo:rsid="00037a64" officeooo:paragraph-rsid="00057674"/>
    </style:style>
    <style:style style:name="P22" style:family="paragraph" style:parent-style-name="Heading_20_2">
      <style:text-properties officeooo:rsid="000ad97f" officeooo:paragraph-rsid="000ad97f"/>
    </style:style>
    <style:style style:name="P23" style:family="paragraph" style:parent-style-name="Heading_20_2">
      <style:text-properties officeooo:rsid="000ad97f" officeooo:paragraph-rsid="000c9a9e"/>
    </style:style>
    <style:style style:name="P24" style:family="paragraph" style:parent-style-name="Heading_20_2">
      <style:text-properties officeooo:rsid="00037a64" officeooo:paragraph-rsid="00057674"/>
    </style:style>
    <style:style style:name="P25" style:family="paragraph" style:parent-style-name="Heading_20_2">
      <style:text-properties officeooo:rsid="00053e75" officeooo:paragraph-rsid="0008f597"/>
    </style:style>
    <style:style style:name="P26" style:family="paragraph" style:parent-style-name="Heading_20_2">
      <style:text-properties style:font-name="Liberation Sans" fo:font-size="15pt" fo:font-weight="normal" officeooo:rsid="001149f7" officeooo:paragraph-rsid="001149f7" style:font-size-asian="15pt" style:font-weight-asian="normal" style:font-size-complex="15pt" style:font-weight-complex="normal"/>
    </style:style>
    <style:style style:name="P27" style:family="paragraph" style:parent-style-name="Heading_20_3">
      <style:text-properties officeooo:rsid="000648fe" officeooo:paragraph-rsid="000648fe"/>
    </style:style>
    <style:style style:name="P28" style:family="paragraph" style:parent-style-name="Heading_20_3">
      <style:text-properties officeooo:rsid="000648fe" officeooo:paragraph-rsid="0006dce4"/>
    </style:style>
    <style:style style:name="P29" style:family="paragraph" style:parent-style-name="Heading_20_3">
      <style:text-properties officeooo:rsid="000648fe" officeooo:paragraph-rsid="00085f17"/>
    </style:style>
    <style:style style:name="P30" style:family="paragraph" style:parent-style-name="Heading_20_3">
      <style:text-properties officeooo:rsid="000648fe" officeooo:paragraph-rsid="0008d0b3"/>
    </style:style>
    <style:style style:name="T1" style:family="text">
      <style:text-properties officeooo:rsid="00057674"/>
    </style:style>
    <style:style style:name="T2" style:family="text">
      <style:text-properties fo:font-weight="bold" style:font-weight-asian="bold" style:font-weight-complex="bold"/>
    </style:style>
    <style:style style:name="T3" style:family="text">
      <style:text-properties fo:font-weight="bold" officeooo:rsid="0008d0b3" style:font-weight-asian="bold" style:font-weight-complex="bold"/>
    </style:style>
    <style:style style:name="T4" style:family="text">
      <style:text-properties fo:font-weight="bold" officeooo:rsid="000db974" style:font-weight-asian="bold" style:font-weight-complex="bold"/>
    </style:style>
    <style:style style:name="T5" style:family="text">
      <style:text-properties fo:font-weight="bold" officeooo:rsid="0013369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85f17" style:font-weight-asian="normal" style:font-weight-complex="normal"/>
    </style:style>
    <style:style style:name="T8" style:family="text">
      <style:text-properties officeooo:rsid="00085f17"/>
    </style:style>
    <style:style style:name="T9" style:family="text">
      <style:text-properties officeooo:rsid="0008d0b3"/>
    </style:style>
    <style:style style:name="T10" style:family="text">
      <style:text-properties officeooo:rsid="0008f597"/>
    </style:style>
    <style:style style:name="T11" style:family="text">
      <style:text-properties officeooo:rsid="000c1601"/>
    </style:style>
    <style:style style:name="T12" style:family="text">
      <style:text-properties officeooo:rsid="000db974"/>
    </style:style>
    <style:style style:name="T13" style:family="text">
      <style:text-properties officeooo:rsid="000ec64a"/>
    </style:style>
    <style:style style:name="T14" style:family="text">
      <style:text-properties officeooo:rsid="001149f7"/>
    </style:style>
    <style:style style:name="T15" style:family="text">
      <style:text-properties style:font-name="Liberation Sans" fo:font-size="15pt" fo:font-weight="normal" style:font-size-asian="15pt" style:font-weight-asian="normal" style:font-size-complex="15pt" style:font-weight-complex="normal"/>
    </style:style>
    <style:style style:name="T16" style:family="text">
      <style:text-properties style:font-name="Liberation Sans" fo:font-size="15pt" fo:font-weight="normal" officeooo:rsid="00125fa7" style:font-size-asian="15pt" style:font-weight-asian="normal" style:font-size-complex="15pt" style:font-weight-complex="normal"/>
    </style:style>
    <style:style style:name="T17" style:family="text">
      <style:text-properties style:font-name="Liberation Sans" fo:font-size="15pt" fo:font-weight="normal" officeooo:rsid="00154915" style:font-size-asian="15pt" style:font-weight-asian="normal" style:font-size-complex="15pt" style:font-weight-complex="normal"/>
    </style:style>
    <style:style style:name="T18" style:family="text">
      <style:text-properties style:font-name="Liberation Sans" fo:font-size="15pt" fo:font-weight="bold" style:font-size-asian="15pt" style:font-weight-asian="bold" style:font-size-complex="15pt" style:font-weight-complex="bold"/>
    </style:style>
    <style:style style:name="T19" style:family="text">
      <style:text-properties style:font-name="Liberation Sans" fo:font-size="15pt" fo:font-weight="bold" officeooo:rsid="00154915" style:font-size-asian="15pt" style:font-weight-asian="bold" style:font-size-complex="15pt" style:font-weight-complex="bold"/>
    </style:style>
    <style:style style:name="T20" style:family="text">
      <style:text-properties officeooo:rsid="001336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port</text:p>
      <text:h text:style-name="P20" text:outline-level="1">1<text:span text:style-name="T20">)</text:span></text:h>
      <text:h text:style-name="P27" text:outline-level="3">Single Simple perceptron without margin:</text:h>
      <text:p text:style-name="P2"><text:s/>we initialize the weight vectors to 0 and update each time a wrong classification occurs.</text:p>
      <text:p text:style-name="P3"><text:span text:style-name="T20">I</text:span>n this case the data takes <text:span text:style-name="T2">13 </text:span><text:span text:style-name="T6">epochs for converging, and it predicts with </text:span><text:span text:style-name="T2">1.0 </text:span><text:span text:style-name="T6">precision and </text:span><text:span text:style-name="T2">1.0 </text:span><text:span text:style-name="T6">recall values.</text:span></text:p>
      <text:h text:style-name="P28" text:outline-level="3">Single Simple perceptron with margin:</text:h>
      <text:p text:style-name="P3">In this, we change the checking condition from &lt;=0 to &lt;=b*modulus(w),</text:p>
      <text:p text:style-name="P3">where b is the bias value and w is the weight vector.</text:p>
      <text:p text:style-name="P3"><text:span text:style-name="T6">It is found that in this case the data takes </text:span><text:span text:style-name="T5">13</text:span><text:span text:style-name="T2"> </text:span><text:span text:style-name="T6">epochs for converging, and it predicts with </text:span><text:span text:style-name="T2">1.0 </text:span><text:span text:style-name="T6">precision and </text:span><text:span text:style-name="T2">1.0 </text:span><text:span text:style-name="T6">recall values.</text:span></text:p>
      <text:p text:style-name="P6"><text:span text:style-name="T6">It is seen that having a small bias has no significant effect in this case. But if the bias value is increased th</text:span><text:span text:style-name="T7">e precision <text:s/>and recall sway a bit from a simple perceptron.</text:span></text:p>
      <text:h text:style-name="P29" text:outline-level="3">Single <text:span text:style-name="T8">Batch</text:span> perceptron with<text:span text:style-name="T8">out</text:span> margin:</text:h>
      <text:p text:style-name="P4">In this, we <text:span text:style-name="T9">store all the mis-classifications in a single epoch and update at a time after the iteration is done.</text:span></text:p>
      <text:p text:style-name="P4"><text:span text:style-name="T6">It is found that in this case the data takes </text:span><text:span text:style-name="T3">218</text:span><text:span text:style-name="T4">4</text:span><text:span text:style-name="T2"> </text:span><text:span text:style-name="T6">epochs for converging, and it predicts with </text:span><text:span text:style-name="T2">1.0 </text:span><text:span text:style-name="T6">precision and </text:span><text:span text:style-name="T2">1.0 </text:span><text:span text:style-name="T6">recall values.</text:span></text:p>
      <text:p text:style-name="P8">In this case we see that a batch perceptron is performing way bad in terms of number of epochs.</text:p>
      <text:h text:style-name="P30" text:outline-level="3">Single <text:span text:style-name="T8">Batch</text:span> perceptron with<text:span text:style-name="T8">out</text:span> margin:</text:h>
      <text:p text:style-name="P5">In this, we <text:span text:style-name="T9">store all the mis-classifications in a single epoch and update at a time after the iteration is done in addition to the conditioan.</text:span></text:p>
      <text:p text:style-name="P5"><text:span text:style-name="T6">It is found that in this case the data takes </text:span><text:span text:style-name="T3">2185</text:span><text:span text:style-name="T2"> </text:span><text:span text:style-name="T6">epochs for converging, and it predicts with </text:span><text:span text:style-name="T2">1.0 </text:span><text:span text:style-name="T6">precision and </text:span><text:span text:style-name="T2">1.0 </text:span><text:span text:style-name="T6">recall values.</text:span></text:p>
      <text:p text:style-name="P8">In this case we see that a batch perceptron is performing way bad in terms of number of <text:soft-page-break/>epochs.</text:p>
      <text:p text:style-name="P1"/>
      <text:h text:style-name="P21" text:outline-level="1">Question 2</text:h>
      <text:h text:style-name="P22" text:outline-level="2">Relaxation + Margin:</text:h>
      <text:p text:style-name="P9">Here we assign weight to each of the words and <text:span text:style-name="T11">set a threshold on the number of epochs and update the weight vectors till those many epochs.</text:span></text:p>
      <text:p text:style-name="P10">We see that on the test data the hyperplane learnt in this manner has a precision <text:span text:style-name="T2">0.1 <text:s/></text:span><text:span text:style-name="T6">and a recall value of </text:span><text:span text:style-name="T2">0.75</text:span><text:span text:style-name="T6">.</text:span></text:p>
      <text:h text:style-name="P23" text:outline-level="2"><text:span text:style-name="T12">Modified </text:span>:</text:h>
      <text:p text:style-name="P12">This is a simple incremental perceptron, exception being that each time we update the weight vector, we store the number of cases where the previous weight vector ha<text:span text:style-name="T14">s </text:span></text:p>
      <text:p text:style-name="P11">We see that on the test data the hyperplane <text:span text:style-name="T13">learnt</text:span> in this manner <text:span text:style-name="T14">also </text:span><text:s/>has a precision <text:span text:style-name="T2">0.1 <text:s/></text:span><text:span text:style-name="T6">and a recall value of </text:span><text:span text:style-name="T2">0.75</text:span><text:span text:style-name="T6">.</text:span></text:p>
      <text:p text:style-name="P15">Question 3</text:p>
      <text:p text:style-name="P15">Algorithmic Implementation</text:p>
      <text:p text:style-name="P14">Here, we collect all the data and find the entropy based on each classification and classify the data based on that test and then classify the classified data again till we reach the limit.</text:p>
      <text:p text:style-name="P14">For the sample test case given, the accuracy is 0.9 and for prediction data the accuracy is 0.75</text:p>
      <text:h text:style-name="P21" text:outline-level="1">Question <text:span text:style-name="T1">4</text:span></text:h>
      <text:h text:style-name="P24" text:outline-level="2">Algorithmic Implementation</text:h>
      <text:p text:style-name="P7">The files are iterated once and a count of the unique words is got. Then we make a feature vector for each word and we have a feature indicating the frequency of each <text:soft-page-break/>word. <text:span text:style-name="T10">We then find the euclidean distance and output the class using knn.</text:span></text:p>
      <text:h text:style-name="P25" text:outline-level="2">Results</text:h>
      <text:h text:style-name="P26" text:outline-level="2">The accuracy for various k values.</text:h>
      <text:p text:style-name="P13"><text:span text:style-name="T15">For k = </text:span><text:span text:style-name="T17">1</text:span><text:span text:style-name="T15">, accuracy is </text:span><text:span text:style-name="T18">0.</text:span><text:span text:style-name="T19">7</text:span><text:span text:style-name="T15"> I.e </text:span><text:span text:style-name="T17">7</text:span><text:span text:style-name="T15">/10 are classified correctly.</text:span></text:p>
      <text:p text:style-name="P19"><text:span text:style-name="T15">For k = 5, accuracy is 0.6</text:span></text:p>
      <text:p text:style-name="P13"><text:span text:style-name="T15">For k=40 – </text:span><text:span text:style-name="T16">100</text:span><text:span text:style-name="T15"> accuracy drops down to </text:span><text:span text:style-name="T18">0.</text:span><text:span text:style-name="T19">8</text:span><text:span text:style-name="T18">.</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8:59:25.497572683</meta:creation-date>
    <meta:generator>LibreOffice/5.1.6.2$Linux_X86_64 LibreOffice_project/10m0$Build-2</meta:generator>
    <dc:date>2017-08-29T23:49:27.528698102</dc:date>
    <meta:editing-duration>PT5H6M24S</meta:editing-duration>
    <meta:editing-cycles>27</meta:editing-cycles>
    <meta:document-statistic meta:table-count="0" meta:image-count="0" meta:object-count="0" meta:page-count="3" meta:paragraph-count="37" meta:word-count="519" meta:character-count="2841" meta:non-whitespace-character-count="2352"/>
  </office:meta>
</office:document-meta>
</file>